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3.074cm" table:align="left"/>
    </style:style>
    <style:style style:name="Tabla1.A" style:family="table-column">
      <style:table-column-properties style:column-width="0.372cm"/>
    </style:style>
    <style:style style:name="Tabla1.B" style:family="table-column">
      <style:table-column-properties style:column-width="2.70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4.225cm" table:align="left"/>
    </style:style>
    <style:style style:name="Tabla2.A" style:family="table-column">
      <style:table-column-properties style:column-width="0.372cm"/>
    </style:style>
    <style:style style:name="Tabla2.B" style:family="table-column">
      <style:table-column-properties style:column-width="3.852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.212cm" fo:margin-right="0.212cm" fo:text-indent="0cm" style:auto-text-indent="false"/>
    </style:style>
    <style:style style:name="P3" style:family="paragraph" style:parent-style-name="Text_20_body">
      <style:paragraph-properties fo:margin-left="0.212cm" fo:margin-right="0.212cm" fo:margin-top="0.212cm" fo:margin-bottom="0.212cm" loext:contextual-spacing="false" fo:text-align="start" style:justify-single-word="false" fo:text-indent="0cm" style:auto-text-indent="false"/>
    </style:style>
    <style:style style:name="P4" style:family="paragraph" style:parent-style-name="Text_20_body">
      <style:paragraph-properties fo:margin-top="0.318cm" fo:margin-bottom="0.318cm" loext:contextual-spacing="false" style:line-height-at-least="0.397cm"/>
      <style:text-properties fo:font-size="9pt"/>
    </style:style>
    <style:style style:name="P5" style:family="paragraph" style:parent-style-name="Table_20_Contents">
      <style:paragraph-properties style:line-height-at-least="0.397cm"/>
      <style:text-properties fo:font-size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rir una consola de comandos remota a Raspberry Pi con SSH</text:h>
      <text:p text:style-name="Horizontal_20_Line"/>
      <text:p text:style-name="P1"><draw:frame draw:style-name="fr1" draw:name="Imagen1" text:anchor-type="as-char" svg:width="10.583cm" svg:height="7.038cm" draw:z-index="0"><draw:image xlink:href="https://www.luisllamas.es/wp-content/uploads/2018/06/raspberry-ssh.png" xlink:type="simple" xlink:show="embed" xlink:actuate="onLoad"/></draw:frame></text:p>
      <text:p text:style-name="Text_20_body">Continuando con los <text:a xlink:type="simple" xlink:href="https://www.luisllamas.es/tutoriales-de-raspberry-pi-linux/" text:style-name="Internet_20_link" text:visited-style-name="Visited_20_Internet_20_Link">tutoriales de Raspberry Pi</text:a> en esta ocasión nos toca ver SSH, una herramienta imprescindible que nos <text:span text:style-name="Strong_20_Emphasis">permitirá controlar nuestra Raspberry Pi de forma remota</text:span>.</text:p>
      <text:p text:style-name="Text_20_body">En muchas ocasiones <text:span text:style-name="Strong_20_Emphasis">no vamos a tener nuestra Raspberry Pi conectada a un monitor y un teclado</text:span>, si no que la tendremos dedicada a otras funciones como un servidor web o un broker para IoT. O incluso teniendo monitor y ratón, en muchas ocasiones vamos a querer controlarla de forma remota.</text:p>
      <text:p text:style-name="Text_20_body">Las formas habituales de conectarnos de forma remota son SSH y VNC (que veremos en la siguiente entrada). <text:span text:style-name="Strong_20_Emphasis">SSH es la más empleada, por ser rápida y segura</text:span>. Es una herramienta habitual en ordenadores basados en Unix, como Linux y Mac. Por tanto, familiarizarnos con su uso es casi imprescindible.</text:p>
      <text:p text:style-name="Text_20_body">SSH son la siglas de Secure Shell (antes conocido como Secure Socket Shell) y, básicamente, <text:span text:style-name="Strong_20_Emphasis">nos permite iniciar una </text:span><text:a xlink:type="simple" xlink:href="https://www.luisllamas.es/consola-de-comandos-raspberry-pi/" text:style-name="Internet_20_link" text:visited-style-name="Visited_20_Internet_20_Link"><text:span text:style-name="Strong_20_Emphasis">consola de comandos</text:span></text:a><text:span text:style-name="Strong_20_Emphasis"> en un ordenador remoto</text:span> de forma sencilla y segura.</text:p>
      <text:p text:style-name="P3">Anuncio:</text:p>
      <text:p text:style-name="P2">Funciona de forma similar a Telnet pero añade el cifrado de la comunicación, de forma que los paquetes enviados por el cliente o el servidor no pueden ser descifrados en caso de ser interceptados.</text:p>
      <text:p text:style-name="Text_20_body"><text:span text:style-name="Strong_20_Emphasis">SSH sigue un modelo cliente-servidor</text:span>. El cliente inicia una petición al servidor, que autentifica la comunicación e inicia el entorno Shell. Múltiples clientes pueden conectarse a un mismo servidor.</text:p>
      <text:p text:style-name="Text_20_body">Por defecto SSH emplea el puerto TCP 22 aunque puede cambiarse fácilmente. Se emplea criptografía pública RSA en ambas conexiones. El cifrado incluye algoritmos Blowfish, DES, e IDEA, siendo este el predeterminado.</text:p>
      <text:p text:style-name="Text_20_body"><text:soft-page-break/>SSH dispone de más usos muy interesantes. por ejemplo, podemos copiar archivos de forma segura entre dos dispositivos, o tunelizar cualquier conexión de otra aplicación a través de un canal seguro SSH. Veremos estos usos en próximas entradas.</text:p>
      <text:h text:style-name="Heading_20_1" text:outline-level="1">Configurar SSH en Raspberry Pi</text:h>
      <text:p text:style-name="Text_20_body">Para podernos conectar a nuestra Raspberry Pi, esta va a funcionar como servidor. Antes de poder conectarnos <text:span text:style-name="Strong_20_Emphasis">tenemos que activar la opción en la configuración</text:span> ya que, por seguridad, el servidor SSH viene desactivado en Raspbian.</text:p>
      <text:p text:style-name="Text_20_body">Para activar el servidor SSH en la configuración de Raspberry Pi, revisar la entrada sobre <text:a xlink:type="simple" xlink:href="https://www.luisllamas.es/configurar-raspberry-pi/" text:style-name="Internet_20_link" text:visited-style-name="Visited_20_Internet_20_Link">configurar Raspberry Pi</text:a>.</text:p>
      <text:p text:style-name="Text_20_body">Por otro lado, <text:span text:style-name="Strong_20_Emphasis">debemos saber la ‘dirección’ de la Raspberry Pi</text:span> a la que queremos conectarnos. Aunque, en teoría, podemos resolver la dirección con el nombre del equipo, la resolución de nombres es un proceso… algo inestable.</text:p>
      <text:p text:style-name="Text_20_body">Por tanto, si queremos una conexión fiable <text:span text:style-name="Strong_20_Emphasis">resulta muy conveniente que la Raspberry Pi tenga asignada una IP estática</text:span>, como vimos en <text:a xlink:type="simple" xlink:href="https://www.luisllamas.es/raspberry-pi-ip-estatica/" text:style-name="Internet_20_link" text:visited-style-name="Visited_20_Internet_20_Link">esta entrada</text:a>.</text:p>
      <text:p text:style-name="Text_20_body">Esta conexión, en principio, <text:span text:style-name="Strong_20_Emphasis">sólo funcionará en vuestra red local</text:span>. Para poder acceder desde fuera, a través de Internet) deberéis configurar un mapeo de puertos en el router. El proceso completo depende de vuestro router, así que tendréis que consultar la documentación de vuestro modelo.</text:p>
      <text:h text:style-name="Heading_20_1" text:outline-level="1">Conectarse por SSH a Raspberry Pi</text:h>
      <text:p text:style-name="Text_20_body">Si está usando Linux o Mac entonces usar SSH es muy simple, ya que el terminal de Linux incluye soporte nativo para conexiones SSH. En Windows deberemos descargar un cliente como Putty. Veremos a continuación ambos procesos.</text:p>
      <text:h text:style-name="Heading_20_2" text:outline-level="2">Conexión SSH desde Linux</text:h>
      <text:p text:style-name="Text_20_body">Para conectarnos como cliente a una Raspberry Pi simplemente abrimos la consola de terminal y ejecutamos el siguiente comando:</text:p>
      <text:section text:style-name="Sect1" text:name="crayon-5d0a1d64f3254677109785">
        <text:p text:style-name="P4">ssh user@host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section text:style-name="Sect1" text:name="crayon-5d0a1d64f3254677109785-1">
                <text:p text:style-name="Table_20_Contents">ssh user@host</text:p>
              </text:section>
            </table:table-cell>
          </table:table-row>
        </table:table>
      </text:section>
      <text:p text:style-name="Text_20_body">Donde ‘user’ es el nombre del usuario en el Raspberry Pi servidor y ‘host’ es la dirección IP o el nombre del equipo al que nos queremos conectar.</text:p>
      <text:p text:style-name="Text_20_body">Por ejemplo, si tenemos el usuario por defecto de Raspberry Pi y le hemos configurado una IP estática 192.168.1.10</text:p>
      <text:section text:style-name="Sect1" text:name="crayon-5d0a1d64f3267240096766">
        <text:p text:style-name="P4">ssh pi@192.168.1.10</text:p>
        <table:table table:name="Tabla2" table:style-name="Tabla2">
          <table:table-column table:style-name="Tabla2.A"/>
          <table:table-column table:style-name="Tabla2.B"/>
          <text:soft-page-break/>
          <table:table-row>
            <table:table-cell table:style-name="Tabla2.A1" office:value-type="string">
              <text:p text:style-name="P5">1</text:p>
            </table:table-cell>
            <table:table-cell table:style-name="Tabla2.A1" office:value-type="string">
              <text:section text:style-name="Sect1" text:name="crayon-5d0a1d64f3267240096766-1">
                <text:p text:style-name="Table_20_Contents">ssh pi@192.168.1.10</text:p>
              </text:section>
            </table:table-cell>
          </table:table-row>
        </table:table>
      </text:section>
      <text:p text:style-name="Text_20_body"><draw:frame draw:style-name="fr1" draw:name="Imagen2" text:anchor-type="as-char" svg:width="16.933cm" svg:height="7.488cm" draw:z-index="1"><draw:image xlink:href="https://www.luisllamas.es/wp-content/uploads/2018/06/raspberry-ssh-terminal.png" xlink:type="simple" xlink:show="embed" xlink:actuate="onLoad"/></draw:frame></text:p>
      <text:p text:style-name="Text_20_body">Veremos que nos aparece un <text:span text:style-name="Strong_20_Emphasis">mensaje de advertencia indicándonos que estamos usando el usuario por defecto</text:span>. Tened en cuenta que el usuario y contraseña por defecto de Raspberry Pi es por todos conocido, y estamos poniéndoselo muy fácil a ‘los malos’ para que entren en nuestro sistema.</text:p>
      <text:p text:style-name="Text_20_body">Es un grave riesgo exponer una Raspberry Pi en Internet con SSH activado y el usuario por defecto.</text:p>
      <text:p text:style-name="Text_20_body">Este es el motivo por el que viene desactivado la opción de SSH por defecto. SSH es una herramienta potente y que venga activado por defecto era un riesgo, sobre todo para los usuarios noveles.</text:p>
      <text:p text:style-name="Text_20_body">La solución es tan sencilla como <text:span text:style-name="Strong_20_Emphasis">crear nuestro propio usuario y eliminar el por defecto</text:span>, una medida de seguridad básica que deberíamos hacer en todo caso. Lo veremos en una próxima entrada de gestión de usuarios.</text:p>
      <text:h text:style-name="Heading_20_2" text:outline-level="2">Conexión SSH desde Windows</text:h>
      <text:p text:style-name="Text_20_body">Si utilizamos Windows deberemos emplear un cliente SSH para conectarnos con Raspberry Pi. <text:span text:style-name="Strong_20_Emphasis">El cliente más utilizado en Windows es Putty</text:span>, que es Open Source y está disponible en <text:a xlink:type="simple" xlink:href="https://www.putty.org/" text:style-name="Internet_20_link" text:visited-style-name="Visited_20_Internet_20_Link">https://www.putty.org/</text:a>.</text:p>
      <text:p text:style-name="Text_20_body">Putty es un programa muy útil y sencillo de usar, y es una herramienta que tiene más usos que realizar conexiones SSH. Por ejemplo, también puede realizar conexiones Serial.</text:p>
      <text:p text:style-name="Text_20_body">Descargamos y ejecutamos Putty y <text:span text:style-name="Strong_20_Emphasis">nos aparece una ventana donde podemos introducir la dirección IP (o el nombre) de la Raspberry Pi</text:span>. Al conectarnos se nos preguntará el nombre del usuario y la contraseña.</text:p>
      <text:p text:style-name="Text_20_body"><text:soft-page-break/><draw:frame draw:style-name="fr1" draw:name="Imagen3" text:anchor-type="as-char" svg:width="11.959cm" svg:height="11.695cm" draw:z-index="2"><draw:image xlink:href="https://www.luisllamas.es/wp-content/uploads/2018/06/raspberry-ssh-putty.png" xlink:type="simple" xlink:show="embed" xlink:actuate="onLoad"/></draw:frame></text:p>
      <text:p text:style-name="Text_20_body">Tras el login, t<text:span text:style-name="Strong_20_Emphasis">enemos una ventana de comandos similar a la que obtenemos en Linux o Mac</text:span>. Opcionalmente podemos guardar la conexión poniéndole un nombre. Así podemos tener almacenadas las conexiones a varios servidores, y acceder cómodamente.</text:p>
      <text:p text:style-name="Text_20_body">Así de fácil es <text:span text:style-name="Strong_20_Emphasis">realizar una conexión SSH</text:span>, una herramienta casi imprescindible para trabajar con Raspberry Pi (en realidad, con cualquier servidor con Linux).</text:p>
      <text:p text:style-name="Text_20_body">En la próxima entrada veremos cómo establecer un escritorio remoto con VNC, otra forma de acceder de forma remota a Raspberry P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0:23:47.841169590</meta:creation-date>
    <dc:date>2019-06-19T10:29:08.566782520</dc:date>
    <meta:editing-duration>PT5M21S</meta:editing-duration>
    <meta:editing-cycles>1</meta:editing-cycles>
    <meta:generator>LibreOffice/5.1.6.2$Linux_x86 LibreOffice_project/10m0$Build-2</meta:generator>
    <meta:document-statistic meta:table-count="2" meta:image-count="3" meta:object-count="0" meta:page-count="4" meta:paragraph-count="42" meta:word-count="908" meta:character-count="5541" meta:non-whitespace-character-count="4672"/>
  </office:meta>
</office:document-meta>
</file>